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9D00000058023112E9D1D04A0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  <style:text-properties officeooo:paragraph-rsid="0008f8fe"/>
    </style:style>
    <style:style style:name="P2" style:family="paragraph" style:parent-style-name="Preformatted_20_Text">
      <style:paragraph-properties fo:margin-top="0in" fo:margin-bottom="0.1965in" loext:contextual-spacing="false"/>
      <style:text-properties officeooo:paragraph-rsid="000be63b"/>
    </style:style>
    <style:style style:name="P3" style:family="paragraph" style:parent-style-name="Preformatted_20_Text">
      <style:paragraph-properties fo:margin-top="0in" fo:margin-bottom="0.1965in" loext:contextual-spacing="false"/>
      <style:text-properties officeooo:paragraph-rsid="000f3638"/>
    </style:style>
    <style:style style:name="P4" style:family="paragraph" style:parent-style-name="Preformatted_20_Text">
      <style:paragraph-properties fo:margin-top="0in" fo:margin-bottom="0.1965in" loext:contextual-spacing="false"/>
      <style:text-properties officeooo:paragraph-rsid="0010e757"/>
    </style:style>
    <style:style style:name="T1" style:family="text">
      <style:text-properties officeooo:rsid="0008f8fe"/>
    </style:style>
    <style:style style:name="T2" style:family="text">
      <style:text-properties officeooo:rsid="000be63b"/>
    </style:style>
    <style:style style:name="T3" style:family="text">
      <style:text-properties officeooo:rsid="000f3638"/>
    </style:style>
    <style:style style:name="T4" style:family="text">
      <style:text-properties officeooo:rsid="0010e75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ource_20_Text">boost安装教程</text:span></text:p>
      <text:p text:style-name="P1"><text:span text:style-name="Source_20_Text"/></text:p>
      <text:p text:style-name="P1"><text:span text:style-name="Source_20_Text">boost编译.</text:span><text:span text:style-name="Source_20_Text"><text:span text:style-name="T1">so文件</text:span></text:span><text:span text:style-name="Source_20_Text">报错 </text:span></text:p>
      <text:p text:style-name="P1"><draw:frame draw:style-name="fr1" draw:name="Image1" text:anchor-type="paragraph" svg:x="-0.052in" svg:y="-0.1902in" svg:width="6.6929in" svg:height="0.6362in" draw:z-index="0"><draw:image xlink:href="Pictures/100000000000039D00000058023112E9D1D04A0C.png" xlink:type="simple" xlink:show="embed" xlink:actuate="onLoad"/></draw:frame><text:span text:style-name="Source_20_Text"/></text:p>
      <text:p text:style-name="P1"><text:span text:style-name="Source_20_Text">修复工具</text:span></text:p>
      <text:p text:style-name="P1"><text:span text:style-name="Source_20_Text"><text:span text:style-name="T1">sudo <text:s/>/sbin/ldconfig -v</text:span></text:span></text:p>
      <text:p text:style-name="P2"><text:span text:style-name="Source_20_Text">编译通过</text:span></text:p>
      <text:p text:style-name="P2"><text:span text:style-name="Source_20_Text"><text:s/></text:span><text:span text:style-name="Source_20_Text"><text:span text:style-name="T2">g++ 009_ShortExample.cpp -o 009_ShortExample -D_GNULINUX -finline-limit=10000 -std=gnu++11 -Wall -Wno-long-long -fexpensive-optimizations -fomit-frame-pointer -funroll-loops -pipe -fexceptions -Wpointer-arith -Wcast-align -Wsign-compare -pedantic -mmmx -msse -O3 -DNDEBUG <text:s/>-rdynamic /usr/local/lib/baumer/libbgapi2_genicam.so -lpthread -Wl,-rpath,/usr/local/lib/baumer -I/usr/local/src/baumer/inc</text:span></text:span></text:p>
      <text:p text:style-name="P2"><text:span text:style-name="Source_20_Text">编译boost</text:span></text:p>
      <text:p text:style-name="P3"><text:span text:style-name="Source_20_Text"><text:span text:style-name="T3"><text:s/>g++ hello.cpp -fPIC -shared -o hello.so -I/usr/include/py</text:span></text:span></text:p>
      <text:p text:style-name="P3"><text:span text:style-name="Source_20_Text"><text:span text:style-name="T3">thon2.7 -I/usr/local/include -L/usr/local/lib -lboost_python27</text:span></text:span></text:p>
      <text:p text:style-name="P4"><text:span text:style-name="Source_20_Text">编译驱动</text:span></text:p>
      <text:p text:style-name="P4"><text:span text:style-name="Source_20_Text"><text:span text:style-name="T4">g++ camera_driver_update.cpp -fPIC -shared -o camera_driver_update.so <text:s/>-D_GNULINUX -finline-limit=10000 -std=gnu++11 -Wall -Wno-long-long -fexpensive-optimizations -fomit-frame-pointer -funroll-loops -pipe -fexceptions -Wpointer-arith -Wcast-align -Wsign-compare -pedantic -mmmx -msse -O3 -DNDEBUG <text:s/>-rdynamic /usr/local/lib/baumer/libbgapi2_genicam.so -lpthread -Wl,-rpath,/usr/local/lib/baumer -I/usr/local/src/baumer/inc -I/usr/include/py -I/usr/include/python2.7 -I/usr/local/include -L/usr/local/lib -lboost_python27 <text:s/>`pkg-config opencv --libs opencv`</text:span></text:span></text:p>
      <text:p text:style-name="P3"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7T14:47:57.463936850</meta:creation-date>
    <dc:date>2018-10-26T10:24:24.461882913</dc:date>
    <meta:editing-duration>P1DT1H11M27S</meta:editing-duration>
    <meta:editing-cycles>5</meta:editing-cycles>
    <meta:generator>LibreOffice/5.1.6.2$Linux_AARCH64 LibreOffice_project/10m0$Build-2</meta:generator>
    <meta:document-statistic meta:table-count="0" meta:image-count="1" meta:object-count="0" meta:page-count="1" meta:paragraph-count="11" meta:word-count="108" meta:character-count="1138" meta:non-whitespace-character-count="1056"/>
  </office:meta>
</office:document-meta>
</file>